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22" office:value-type="float" office:value="0.613636363636364" calcext:value-type="float">
            <text:p>0.6136363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4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9/22" office:value-type="float" office:value="0.409090909090909" calcext:value-type="float">
            <text:p>0.4090909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7:06:47.11697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05T17:13:49.224822236</dc:date>
    <meta:editing-duration>PT5H4M15S</meta:editing-duration>
    <meta:editing-cycles>61</meta:editing-cycles>
    <meta:generator>LibreOffice/5.1.6.2$Linux_X86_64 LibreOffice_project/10m0$Build-2</meta:generator>
    <meta:document-statistic meta:table-count="1" meta:cell-count="1275" meta:object-count="0"/>
  </office:meta>
</office:document-meta>
</file>